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f58220" draw:marker-start-width="0.355cm" draw:marker-end-width="0.355cm" draw:fill="none" draw:textarea-vertical-align="middle" draw:auto-grow-height="false" fo:min-height="14.196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withoutfill">
      <style:graphic-properties draw:stroke="dash" draw:stroke-dash="Fine_20_Dashed" svg:stroke-width="0.051cm" svg:stroke-color="#ed1c24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1b75bc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.7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font-size="11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8pt" style:font-size-complex="18pt"/>
    </style:style>
    <style:style style:name="T1" style:family="text">
      <style:text-properties fo:color="#1b75bc" fo:font-size="32pt" style:font-size-asian="32pt" style:font-size-complex="32pt"/>
    </style:style>
    <style:style style:name="T2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533cm" svg:x="-0.422cm" svg:y="2.93cm" presentation:class="subtitle" presentation:user-transformed="true">
          <draw:text-box>
            <text:p><text:span text:style-name="T1">1</text:span>_imputation_file_results.vcf.gz</text:p>
            <text:p/>
          </draw:text-box>
        </draw:frame>
        <draw:custom-shape draw:style-name="gr1" draw:text-style-name="P2" draw:layer="layout" svg:width="1.27cm" svg:height="15.24cm" draw:transform="rotate (1.5707963267949) translate (4.92cm 5.598cm)">
          <text:p/>
          <draw:enhanced-geometry svg:viewBox="0 0 21600 21600" draw:glue-points="21600 0 0 10800 21600 21600" draw:text-areas="13800 ?f9 21600 ?f10" draw:type="left-brace" draw:modifiers="1800 10589.54136867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8.49cm" svg:height="0.962cm" svg:x="9.014cm" svg:y="5.498cm">
          <draw:text-box>
            <text:p>This is the imputation suffix</text:p>
          </draw:text-box>
        </draw:frame>
        <draw:frame draw:style-name="gr3" draw:text-style-name="P5" draw:layer="layout" svg:width="6.712cm" svg:height="1.673cm" svg:x="0.932cm" svg:y="5.049cm">
          <draw:text-box>
            <text:p text:style-name="P4">This chromsome prefix is required</text:p>
          </draw:text-box>
        </draw:frame>
        <draw:path draw:style-name="gr4" draw:text-style-name="P2" draw:layer="layout" svg:width="2.616cm" svg:height="2.685cm" draw:transform="rotate (1.2924163111018) translate (5.17399999407339cm 3.36599999830617cm)" svg:viewBox="0 0 2617 2686" svg:d="M0 0c1849 0 2617 2686 2617 2686">
          <text:p/>
        </draw:path>
        <draw:frame draw:style-name="gr3" draw:text-style-name="P7" draw:layer="layout" svg:width="10.428cm" svg:height="1.673cm" svg:x="7.76cm" svg:y="1.177cm">
          <draw:text-box>
            <text:p text:style-name="P6"><text:span text:style-name="T2">Underscore between the chromosome prefix and imputation suffix is required as it is used as a delimiter in the pipeline</text:span></text:p>
          </draw:text-box>
        </draw:frame>
        <draw:line draw:style-name="gr5" draw:text-style-name="P2" draw:layer="layout" svg:x1="4.472cm" svg:y1="4.164cm" svg:x2="3.202cm" svg:y2="5.149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911cm" fo:page-height="8.1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296cm" svg:x="1cm" svg:y="4.272cm"/>
      <draw:page-thumbnail draw:layer="backgroundobjects" svg:width="9.294cm" svg:height="3.296cm" svg:x="1cm" svg:y="12.32cm"/>
      <draw:page-thumbnail draw:layer="backgroundobjects" svg:width="9.294cm" svg:height="3.296cm" svg:x="1cm" svg:y="20.368cm"/>
      <draw:page-thumbnail draw:layer="backgroundobjects" svg:width="9.294cm" svg:height="3.296cm" svg:x="11.295cm" svg:y="4.272cm"/>
      <draw:page-thumbnail draw:layer="backgroundobjects" svg:width="9.294cm" svg:height="3.296cm" svg:x="11.295cm" svg:y="12.32cm"/>
      <draw:page-thumbnail draw:layer="backgroundobjects" svg:width="9.294cm" svg:height="3.296cm" svg:x="11.295cm" svg:y="20.36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20:55:42.518686970</meta:creation-date>
    <dc:date>2021-01-04T21:11:29.433995680</dc:date>
    <meta:editing-duration>PT5M4S</meta:editing-duration>
    <meta:editing-cycles>2</meta:editing-cycles>
    <meta:generator>LibreOffice/6.0.7.3$Linux_X86_64 LibreOffice_project/00m0$Build-3</meta:generator>
    <meta:document-statistic meta:object-count="30"/>
  </office:meta>
</office:document-meta>
</file>